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 fo:font-size="14pt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000000" loext:opacity="100%" fo:background-color="#ffff00" loext:char-shading-value="0"/>
    </style:style>
    <style:style style:name="T7" style:family="text">
      <style:text-properties fo:background-color="#729fcf" loext:char-shading-value="0"/>
    </style:style>
    <style:style style:name="T8" style:family="text">
      <style:text-properties fo:background-color="#729fcf" loext:char-shading-value="0"/>
    </style:style>
    <style:style style:name="T9" style:family="text">
      <style:text-properties fo:background-color="#dee7e5" loext:char-shading-value="0"/>
    </style:style>
    <style:style style:name="T10" style:family="text">
      <style:text-properties fo:background-color="#dee7e5" loext:char-shading-value="0"/>
    </style:style>
    <style:style style:name="T11" style:family="text">
      <style:text-properties fo:background-color="#dee6ef" loext:char-shading-value="0"/>
    </style:style>
    <style:style style:name="T12" style:family="text">
      <style:text-properties fo:background-color="#dee6ef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fo:background-color="#b4c7dc" loext:char-shading-value="0"/>
    </style:style>
    <style:style style:name="T15" style:family="text">
      <style:text-properties fo:background-color="#e8f2a1" loext:char-shading-value="0"/>
    </style:style>
    <style:style style:name="T16" style:family="text">
      <style:text-properties fo:background-color="#e8f2a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un departamento de informática de una empresa se tiene que diseñar una base de datos para almacenar la información de los <text:span text:style-name="T6">ordenadores</text:span> que tiene en la red y los <text:span text:style-name="T5">switches</text:span> a los que cada uno de estos ordenadores se puede conectar.</text:p>
      <text:p text:style-name="P1">De cada <text:span text:style-name="T5">ordenador</text:span> se quiere conocer su <text:span text:style-name="T14">dirección MAC, su IP, su </text:span><text:span text:style-name="T5">ubicación</text:span><text:span text:style-name="T14"> </text:span>(será el número de un despacho o un laboratorio de la empresa) y los datos de su <text:span text:style-name="T5">propietario:</text:span> <text:span text:style-name="T14">nombre y apellidos, teléfono y número de despacho.</text:span></text:p>
      <text:p text:style-name="P1">Cada <text:span text:style-name="T5">switch</text:span> tiene una <text:span text:style-name="T12">IP, una ubicación </text:span>(será el número de un laboratorio de la empresa) y está ejecutando un <text:span text:style-name="T5">programa</text:span> del que se desea conocer el <text:span text:style-name="T12">nombre y la versión</text:span>. Dentro de cada switch los <text:span text:style-name="T12">puertos se numeran</text:span> consecutivamente (1, 2,...). Cada ordenador sólo puede conectarse a un <text:span text:style-name="T16">puerto </text:span>dentro de un mismo switch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07:48.227997591</meta:creation-date>
    <dc:date>2024-10-02T18:36:54.468817976</dc:date>
    <meta:editing-duration>PT1H8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36" meta:character-count="765" meta:non-whitespace-character-count="632"/>
  </office:meta>
</office:document-meta>
</file>